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16.6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Voltaje salida 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>
            <draw:frame table:end-cell-address="Sheet1.K19" table:end-x="3.06mm" table:end-y="3.25mm" draw:z-index="0" draw:name="Chart 3" draw:style-name="gr1" draw:text-style-name="P1" svg:width="125.47mm" svg:height="76.16mm" svg:x="18.62mm" svg:y="0.12mm">
              <loext:p draw:notify-on-update-of-ranges="Sheet1.B1:Sheet1.B1 Sheet1.B2:Sheet1.B48 Sheet1.A2:Sheet1.A4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62" calcext:value-type="float">
            <text:p>1.62</text:p>
          </table:table-cell>
          <table:table-cell table:number-columns-repeated="102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62" calcext:value-type="float">
            <text:p>1.62</text:p>
          </table:table-cell>
          <table:table-cell table:number-columns-repeated="102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6" calcext:value-type="float">
            <text:p>1.66</text:p>
          </table:table-cell>
          <table:table-cell table:number-columns-repeated="102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67" calcext:value-type="float">
            <text:p>1.67</text:p>
          </table:table-cell>
          <table:table-cell table:number-columns-repeated="102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7" calcext:value-type="float">
            <text:p>1.7</text:p>
          </table:table-cell>
          <table:table-cell table:number-columns-repeated="102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8" calcext:value-type="float">
            <text:p>1.78</text:p>
          </table:table-cell>
          <table:table-cell table:number-columns-repeated="102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81" calcext:value-type="float">
            <text:p>1.81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85" calcext:value-type="float">
            <text:p>1.85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.91" calcext:value-type="float">
            <text:p>2.91</text:p>
          </table:table-cell>
          <table:table-cell table:number-columns-repeated="102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11" calcext:value-type="float">
            <text:p>3.11</text:p>
          </table:table-cell>
          <table:table-cell table:number-columns-repeated="102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.26" calcext:value-type="float">
            <text:p>3.26</text:p>
          </table:table-cell>
          <table:table-cell table:number-columns-repeated="102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.43" calcext:value-type="float">
            <text:p>3.43</text:p>
          </table:table-cell>
          <table:table-cell table:number-columns-repeated="102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.48" calcext:value-type="float">
            <text:p>3.48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52" calcext:value-type="float">
            <text:p>3.52</text:p>
          </table:table-cell>
          <table:table-cell table:number-columns-repeated="102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.72" calcext:value-type="float">
            <text:p>3.72</text:p>
          </table:table-cell>
          <table:table-cell table:number-columns-repeated="102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.72" calcext:value-type="float">
            <text:p>3.72</text:p>
          </table:table-cell>
          <table:table-cell table:number-columns-repeated="102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.64" calcext:value-type="float">
            <text:p>3.64</text:p>
          </table:table-cell>
          <table:table-cell table:number-columns-repeated="1022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.48" calcext:value-type="float">
            <text:p>3.48</text:p>
          </table:table-cell>
          <table:table-cell table:number-columns-repeated="1022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.28" calcext:value-type="float">
            <text:p>3.28</text:p>
          </table:table-cell>
          <table:table-cell table:number-columns-repeated="1022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.16" calcext:value-type="float">
            <text:p>3.16</text:p>
          </table:table-cell>
          <table:table-cell table:number-columns-repeated="10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.04" calcext:value-type="float">
            <text:p>3.04</text:p>
          </table:table-cell>
          <table:table-cell table:number-columns-repeated="102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.3" calcext:value-type="float">
            <text:p>2.3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Pablo Barragan Franco</meta:initial-creator>
    <meta:creation-date>2017-11-22T22:45:16</meta:creation-date>
    <dc:date>2017-11-24T03:09:28.734188374</dc:date>
    <meta:generator>LibreOffice/5.1.6.2$Linux_X86_64 LibreOffice_project/10m0$Build-2</meta:generator>
    <meta:editing-duration>PT13M46S</meta:editing-duration>
    <meta:editing-cycles>1</meta:editing-cycles>
    <meta:document-statistic meta:table-count="1" meta:cell-count="9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548cm" svg:height="7.617cm" xlink:href=".." xlink:type="simple" chart:class="chart:scatter" chart:style-name="ch1">
        <chart:title svg:x="4.822cm" svg:y="0.288cm" chart:style-name="ch2">
          <text:p>Voltaje salida </text:p>
        </chart:title>
        <chart:plot-area chart:style-name="ch3" table:cell-range-address="Sheet1.A2:Sheet1.B48 Sheet1.B1:Sheet1.B1" chart:data-source-has-labels="row" svg:x="1.261cm" svg:y="1.239cm" svg:width="11.037cm" svg:height="5.245cm">
          <chartooo:coordinate-region svg:x="1.759cm" svg:y="1.399cm" svg:width="9.902cm" svg:height="4.667cm"/>
          <chart:axis chart:dimension="x" chart:name="primary-x" chart:style-name="ch4">
            <chart:title svg:x="5.571cm" svg:y="6.636cm" chart:style-name="ch5">
              <text:p>Frecuencia (Hz)</text:p>
            </chart:title>
            <chart:grid chart:style-name="ch6" chart:class="major"/>
          </chart:axis>
          <chart:axis chart:dimension="y" chart:name="primary-y" chart:style-name="ch7">
            <chart:title svg:x="0.451cm" svg:y="5.36cm" chart:style-name="ch8">
              <text:p>Voltaje de salida (V)</text:p>
            </chart:title>
            <chart:grid chart:style-name="ch6" chart:class="major"/>
          </chart:axis>
          <chart:series chart:style-name="ch9" chart:values-cell-range-address="Sheet1.B2:Sheet1.B48" chart:label-cell-address="Sheet1.B1:Sheet1.B1" chart:class="chart:scatter">
            <chart:domain table:cell-range-address="Sheet1.A2:Sheet1.A48"/>
            <chart:data-point chart:repeated="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oltaje salida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8</svg:desc>
                </draw:g>
              </table:table-cell>
              <table:table-cell office:value-type="float" office:value="1.6">
                <text:p>1.6</text:p>
                <draw:g>
                  <svg:desc>Sheet1.B2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">
                <text:p>700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">
                <text:p>800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0">
                <text:p>2000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0">
                <text:p>4000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0">
                <text:p>5000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0">
                <text:p>6000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">
                <text:p>700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">
                <text:p>8000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">
                <text:p>10000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">
                <text:p>200000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0">
                <text:p>300000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">
                <text:p>40000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0">
                <text:p>50000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0">
                <text:p>60000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0">
                <text:p>700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0">
                <text:p>80000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0">
                <text:p>90000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0">
                <text:p>100000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0">
                <text:p>2000000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